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43"/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able-cell-properties fo:background-color="#66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irst calculate what we need from what we have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 timeline</text:p>
          </table:table-cell>
          <table:table-cell office:value-type="string" calcext:value-type="string">
            <text:p>T(us) =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 (MHz):</text:p>
          </table:table-cell>
          <table:table-cell table:formula="of:=(90/28)" office:value-type="float" office:value="3.21428571428571" calcext:value-type="float">
            <text:p>3.21428571428571</text:p>
          </table:table-cell>
          <table:table-cell office:value-type="string" calcext:value-type="string">
            <text:p>→period(us):</text:p>
          </table:table-cell>
          <table:table-cell table:formula="of:=1/[.B4]" office:value-type="float" office:value="0.311111111111111" calcext:value-type="float">
            <text:p>0.31111111111111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ont porch end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 cycl (us):</text:p>
          </table:table-cell>
          <table:table-cell office:value-type="float" office:value="59.7" calcext:value-type="float">
            <text:p>59.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ytes/cycl:</text:p>
          </table:table-cell>
          <table:table-cell table:formula="of:=[.B4]*[.B6]" office:value-type="float" office:value="191.892857142857" calcext:value-type="float">
            <text:p>191.892857142857</text:p>
          </table:table-cell>
          <table:table-cell table:number-columns-repeated="2"/>
          <table:table-cell table:formula="of:=[.D4]*160" office:value-type="float" office:value="49.7777777777778" calcext:value-type="float">
            <text:p>49.7777777777778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6"/>
          <table:table-cell table:formula="of:=52.6*(14/16)" office:value-type="float" office:value="46.025" calcext:value-type="float">
            <text:p>46.025</text:p>
          </table:table-cell>
          <table:table-cell table:formula="of:=[.G10]/63.5" office:value-type="float" office:value="0.724803149606299" calcext:value-type="float">
            <text:p>0.724803149606299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formula="of:=32*6"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 px (mhz)</text:p>
          </table:table-cell>
          <table:table-cell office:value-type="string" calcext:value-type="string">
            <text:p>Clks/line</text:p>
          </table:table-cell>
          <table:table-cell office:value-type="string" calcext:value-type="string">
            <text:p>Line /4</text:p>
          </table:table-cell>
          <table:table-cell office:value-type="string" calcext:value-type="string">
            <text:p>active w =</text:p>
          </table:table-cell>
          <table:table-cell/>
          <table:table-cell office:value-type="string" calcext:value-type="string">
            <text:p>Timer val =</text:p>
          </table:table-cell>
          <table:table-cell table:number-columns-repeated="6"/>
        </table:table-row>
        <table:table-row table:style-name="ro1">
          <table:table-cell office:value-type="float" office:value="3.1" calcext:value-type="float">
            <text:p>3.1</text:p>
          </table:table-cell>
          <table:table-cell table:formula="of:=63.5*[.A16]" office:value-type="float" office:value="196.85" calcext:value-type="float">
            <text:p>196.85</text:p>
          </table:table-cell>
          <table:table-cell table:formula="of:=[.B16]/4" office:value-type="float" office:value="49.2125" calcext:value-type="float">
            <text:p>49.2125</text:p>
          </table:table-cell>
          <table:table-cell table:formula="of:=[.C16]*3" office:value-type="float" office:value="147.6375" calcext:value-type="float">
            <text:p>147.6375</text:p>
          </table:table-cell>
          <table:table-cell/>
          <table:table-cell table:formula="of:=90/[.A16]" office:value-type="float" office:value="29.0322580645161" calcext:value-type="float">
            <text:p>29.0322580645161</text:p>
          </table:table-cell>
          <table:table-cell table:number-columns-repeated="6"/>
        </table:table-row>
        <table:table-row table:style-name="ro1">
          <table:table-cell office:value-type="float" office:value="3.2" calcext:value-type="float">
            <text:p>3.2</text:p>
          </table:table-cell>
          <table:table-cell table:formula="of:=63.5*[.A17]" office:value-type="float" office:value="203.2" calcext:value-type="float">
            <text:p>203.2</text:p>
          </table:table-cell>
          <table:table-cell table:formula="of:=[.B17]/4" office:value-type="float" office:value="50.8" calcext:value-type="float">
            <text:p>50.8</text:p>
          </table:table-cell>
          <table:table-cell table:formula="of:=[.C17]*3" office:value-type="float" office:value="152.4" calcext:value-type="float">
            <text:p>152.4</text:p>
          </table:table-cell>
          <table:table-cell/>
          <table:table-cell table:formula="of:=90/[.A17]" office:value-type="float" office:value="28.125" calcext:value-type="float">
            <text:p>28.125</text:p>
          </table:table-cell>
          <table:table-cell table:number-columns-repeated="6"/>
        </table:table-row>
        <table:table-row table:style-name="ro1">
          <table:table-cell office:value-type="float" office:value="3.3" calcext:value-type="float">
            <text:p>3.3</text:p>
          </table:table-cell>
          <table:table-cell table:formula="of:=63.5*[.A18]" office:value-type="float" office:value="209.55" calcext:value-type="float">
            <text:p>209.55</text:p>
          </table:table-cell>
          <table:table-cell table:formula="of:=[.B18]/4" office:value-type="float" office:value="52.3875" calcext:value-type="float">
            <text:p>52.3875</text:p>
          </table:table-cell>
          <table:table-cell table:formula="of:=[.C18]*3" office:value-type="float" office:value="157.1625" calcext:value-type="float">
            <text:p>157.1625</text:p>
          </table:table-cell>
          <table:table-cell/>
          <table:table-cell table:formula="of:=90/[.A18]" office:value-type="float" office:value="27.2727272727273" calcext:value-type="float">
            <text:p>27.2727272727273</text:p>
          </table:table-cell>
          <table:table-cell table:number-columns-repeated="6"/>
        </table:table-row>
        <table:table-row table:style-name="ro1">
          <table:table-cell office:value-type="float" office:value="3.4" calcext:value-type="float">
            <text:p>3.4</text:p>
          </table:table-cell>
          <table:table-cell table:formula="of:=63.5*[.A19]" office:value-type="float" office:value="215.9" calcext:value-type="float">
            <text:p>215.9</text:p>
          </table:table-cell>
          <table:table-cell table:formula="of:=[.B19]/4" office:value-type="float" office:value="53.975" calcext:value-type="float">
            <text:p>53.975</text:p>
          </table:table-cell>
          <table:table-cell table:formula="of:=[.C19]*3" office:value-type="float" office:value="161.925" calcext:value-type="float">
            <text:p>161.925</text:p>
          </table:table-cell>
          <table:table-cell/>
          <table:table-cell table:formula="of:=90/[.A19]" office:value-type="float" office:value="26.4705882352941" calcext:value-type="float">
            <text:p>26.4705882352941</text:p>
          </table:table-cell>
          <table:table-cell table:number-columns-repeated="6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63.5*[.A20]" office:value-type="float" office:value="222.25" calcext:value-type="float">
            <text:p>222.25</text:p>
          </table:table-cell>
          <table:table-cell table:formula="of:=[.B20]/4" office:value-type="float" office:value="55.5625" calcext:value-type="float">
            <text:p>55.5625</text:p>
          </table:table-cell>
          <table:table-cell table:formula="of:=[.C20]*3" office:value-type="float" office:value="166.6875" calcext:value-type="float">
            <text:p>166.6875</text:p>
          </table:table-cell>
          <table:table-cell/>
          <table:table-cell table:formula="of:=90/[.A20]" office:value-type="float" office:value="25.7142857142857" calcext:value-type="float">
            <text:p>25.7142857142857</text:p>
          </table:table-cell>
          <table:table-cell table:number-columns-repeated="6"/>
        </table:table-row>
        <table:table-row table:style-name="ro1">
          <table:table-cell office:value-type="float" office:value="3.6" calcext:value-type="float">
            <text:p>3.6</text:p>
          </table:table-cell>
          <table:table-cell table:formula="of:=63.5*[.A21]" office:value-type="float" office:value="228.6" calcext:value-type="float">
            <text:p>228.6</text:p>
          </table:table-cell>
          <table:table-cell table:formula="of:=[.B21]/4" office:value-type="float" office:value="57.15" calcext:value-type="float">
            <text:p>57.15</text:p>
          </table:table-cell>
          <table:table-cell table:formula="of:=[.C21]*3" office:value-type="float" office:value="171.45" calcext:value-type="float">
            <text:p>171.45</text:p>
          </table:table-cell>
          <table:table-cell/>
          <table:table-cell table:formula="of:=90/[.A21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3.7" calcext:value-type="float">
            <text:p>3.7</text:p>
          </table:table-cell>
          <table:table-cell table:formula="of:=63.5*[.A22]" office:value-type="float" office:value="234.95" calcext:value-type="float">
            <text:p>234.95</text:p>
          </table:table-cell>
          <table:table-cell table:formula="of:=[.B22]/4" office:value-type="float" office:value="58.7375" calcext:value-type="float">
            <text:p>58.7375</text:p>
          </table:table-cell>
          <table:table-cell table:formula="of:=[.C22]*3" office:value-type="float" office:value="176.2125" calcext:value-type="float">
            <text:p>176.2125</text:p>
          </table:table-cell>
          <table:table-cell/>
          <table:table-cell table:formula="of:=90/[.A22]" office:value-type="float" office:value="24.3243243243243" calcext:value-type="float">
            <text:p>24.3243243243243</text:p>
          </table:table-cell>
          <table:table-cell table:number-columns-repeated="4"/>
          <table:table-cell office:value-type="string" calcext:value-type="string">
            <text:p>Set: tim ct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table:formula="of:=63.5*[.A23]" office:value-type="float" office:value="241.3" calcext:value-type="float">
            <text:p>241.3</text:p>
          </table:table-cell>
          <table:table-cell table:formula="of:=[.B23]/4" office:value-type="float" office:value="60.325" calcext:value-type="float">
            <text:p>60.325</text:p>
          </table:table-cell>
          <table:table-cell table:formula="of:=[.C23]*3" office:value-type="float" office:value="180.975" calcext:value-type="float">
            <text:p>180.975</text:p>
          </table:table-cell>
          <table:table-cell/>
          <table:table-cell table:formula="of:=90/[.A23]" office:value-type="float" office:value="23.6842105263158" calcext:value-type="float">
            <text:p>23.6842105263158</text:p>
          </table:table-cell>
          <table:table-cell table:number-columns-repeated="6"/>
        </table:table-row>
        <table:table-row table:style-name="ro1">
          <table:table-cell office:value-type="float" office:value="3.9" calcext:value-type="float">
            <text:p>3.9</text:p>
          </table:table-cell>
          <table:table-cell table:formula="of:=63.5*[.A24]" office:value-type="float" office:value="247.65" calcext:value-type="float">
            <text:p>247.65</text:p>
          </table:table-cell>
          <table:table-cell table:formula="of:=[.B24]/4" office:value-type="float" office:value="61.9125" calcext:value-type="float">
            <text:p>61.9125</text:p>
          </table:table-cell>
          <table:table-cell table:formula="of:=[.C24]*3" office:value-type="float" office:value="185.7375" calcext:value-type="float">
            <text:p>185.7375</text:p>
          </table:table-cell>
          <table:table-cell/>
          <table:table-cell table:style-name="ce5" table:formula="of:=90/[.A24]" office:value-type="float" office:value="23.0769230769231" calcext:value-type="float">
            <text:p>23.0769230769231</text:p>
          </table:table-cell>
          <table:table-cell/>
          <table:table-cell office:value-type="string" calcext:value-type="string">
            <text:p>Acceptable</text:p>
          </table:table-cell>
          <table:table-cell table:number-columns-repeated="2"/>
          <table:table-cell office:value-type="string" calcext:value-type="string">
            <text:p>clks per line</text:p>
          </table:table-cell>
          <table:table-cell office:value-type="string" calcext:value-type="string">
            <text:p>h perio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63.5*[.A25]" office:value-type="float" office:value="254" calcext:value-type="float">
            <text:p>254</text:p>
          </table:table-cell>
          <table:table-cell table:style-name="ce1" table:formula="of:=[.B25]/4" office:value-type="float" office:value="63.5" calcext:value-type="float">
            <text:p>63.5</text:p>
          </table:table-cell>
          <table:table-cell table:formula="of:=[.C25]*3" office:value-type="float" office:value="190.5" calcext:value-type="float">
            <text:p>190.5</text:p>
          </table:table-cell>
          <table:table-cell/>
          <table:table-cell table:formula="of:=90/[.A25]" office:value-type="float" office:value="22.5" calcext:value-type="float">
            <text:p>22.5</text:p>
          </table:table-cell>
          <table:table-cell/>
          <table:table-cell table:style-name="ce3" office:value-type="string" calcext:value-type="string">
            <text:p>Practical, use this</text:p>
          </table:table-cell>
          <table:table-cell/>
          <table:table-cell office:value-type="string" calcext:value-type="string">
            <text:p>…</text:p>
          </table:table-cell>
          <table:table-cell office:value-type="float" office:value="256" calcext:value-type="float">
            <text:p>256</text:p>
          </table:table-cell>
          <table:table-cell table:formula="of:=1/(90/[.L22])*[.K25]" office:value-type="float" office:value="62.5777777777778" calcext:value-type="float">
            <text:p>62.5777777777778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table:formula="of:=63.5*[.A26]" office:value-type="float" office:value="260.35" calcext:value-type="float">
            <text:p>260.35</text:p>
          </table:table-cell>
          <table:table-cell table:formula="of:=[.B26]/4" office:value-type="float" office:value="65.0875" calcext:value-type="float">
            <text:p>65.0875</text:p>
          </table:table-cell>
          <table:table-cell table:formula="of:=[.C26]*3" office:value-type="float" office:value="195.2625" calcext:value-type="float">
            <text:p>195.2625</text:p>
          </table:table-cell>
          <table:table-cell/>
          <table:table-cell table:formula="of:=90/[.A26]" office:value-type="float" office:value="21.9512195121951" calcext:value-type="float">
            <text:p>21.9512195121951</text:p>
          </table:table-cell>
          <table:table-cell table:number-columns-repeated="6"/>
        </table:table-row>
        <table:table-row table:style-name="ro1">
          <table:table-cell office:value-type="float" office:value="4.2" calcext:value-type="float">
            <text:p>4.2</text:p>
          </table:table-cell>
          <table:table-cell table:formula="of:=63.5*[.A27]" office:value-type="float" office:value="266.7" calcext:value-type="float">
            <text:p>266.7</text:p>
          </table:table-cell>
          <table:table-cell table:formula="of:=[.B27]/4" office:value-type="float" office:value="66.675" calcext:value-type="float">
            <text:p>66.675</text:p>
          </table:table-cell>
          <table:table-cell table:formula="of:=[.C27]*3" office:value-type="float" office:value="200.025" calcext:value-type="float">
            <text:p>200.025</text:p>
          </table:table-cell>
          <table:table-cell/>
          <table:table-cell table:formula="of:=90/[.A27]" office:value-type="float" office:value="21.4285714285714" calcext:value-type="float">
            <text:p>21.4285714285714</text:p>
          </table:table-cell>
          <table:table-cell table:number-columns-repeated="6"/>
        </table:table-row>
        <table:table-row table:style-name="ro1">
          <table:table-cell office:value-type="float" office:value="4.3" calcext:value-type="float">
            <text:p>4.3</text:p>
          </table:table-cell>
          <table:table-cell table:formula="of:=63.5*[.A28]" office:value-type="float" office:value="273.05" calcext:value-type="float">
            <text:p>273.05</text:p>
          </table:table-cell>
          <table:table-cell table:formula="of:=[.B28]/4" office:value-type="float" office:value="68.2625" calcext:value-type="float">
            <text:p>68.2625</text:p>
          </table:table-cell>
          <table:table-cell table:formula="of:=[.C28]*3" office:value-type="float" office:value="204.7875" calcext:value-type="float">
            <text:p>204.7875</text:p>
          </table:table-cell>
          <table:table-cell/>
          <table:table-cell table:formula="of:=90/[.A28]" office:value-type="float" office:value="20.9302325581395" calcext:value-type="float">
            <text:p>20.9302325581395</text:p>
          </table:table-cell>
          <table:table-cell table:number-columns-repeated="6"/>
        </table:table-row>
        <table:table-row table:style-name="ro1">
          <table:table-cell office:value-type="float" office:value="4.4" calcext:value-type="float">
            <text:p>4.4</text:p>
          </table:table-cell>
          <table:table-cell table:formula="of:=63.5*[.A29]" office:value-type="float" office:value="279.4" calcext:value-type="float">
            <text:p>279.4</text:p>
          </table:table-cell>
          <table:table-cell table:formula="of:=[.B29]/4" office:value-type="float" office:value="69.85" calcext:value-type="float">
            <text:p>69.85</text:p>
          </table:table-cell>
          <table:table-cell table:formula="of:=[.C29]*3" office:value-type="float" office:value="209.55" calcext:value-type="float">
            <text:p>209.55</text:p>
          </table:table-cell>
          <table:table-cell/>
          <table:table-cell table:formula="of:=90/[.A29]" office:value-type="float" office:value="20.4545454545455" calcext:value-type="float">
            <text:p>20.4545454545455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63.5*[.A30]" office:value-type="float" office:value="285.75" calcext:value-type="float">
            <text:p>285.75</text:p>
          </table:table-cell>
          <table:table-cell table:formula="of:=[.B30]/4" office:value-type="float" office:value="71.4375" calcext:value-type="float">
            <text:p>71.4375</text:p>
          </table:table-cell>
          <table:table-cell table:formula="of:=[.C30]*3" office:value-type="float" office:value="214.3125" calcext:value-type="float">
            <text:p>214.3125</text:p>
          </table:table-cell>
          <table:table-cell/>
          <table:table-cell table:style-name="ce6" table:formula="of:=90/[.A30]" office:value-type="float" office:value="20" calcext:value-type="float">
            <text:p>20</text:p>
          </table:table-cell>
          <table:table-cell/>
          <table:table-cell office:value-type="string" calcext:value-type="string">
            <text:p>Good target</text:p>
          </table:table-cell>
          <table:table-cell table:number-columns-repeated="4"/>
        </table:table-row>
        <table:table-row table:style-name="ro1">
          <table:table-cell office:value-type="float" office:value="4.6" calcext:value-type="float">
            <text:p>4.6</text:p>
          </table:table-cell>
          <table:table-cell table:formula="of:=63.5*[.A31]" office:value-type="float" office:value="292.1" calcext:value-type="float">
            <text:p>292.1</text:p>
          </table:table-cell>
          <table:table-cell table:formula="of:=[.B31]/4" office:value-type="float" office:value="73.025" calcext:value-type="float">
            <text:p>73.025</text:p>
          </table:table-cell>
          <table:table-cell table:formula="of:=[.C31]*3" office:value-type="float" office:value="219.075" calcext:value-type="float">
            <text:p>219.075</text:p>
          </table:table-cell>
          <table:table-cell/>
          <table:table-cell table:formula="of:=90/[.A31]" office:value-type="float" office:value="19.5652173913043" calcext:value-type="float">
            <text:p>19.5652173913043</text:p>
          </table:table-cell>
          <table:table-cell table:number-columns-repeated="6"/>
        </table:table-row>
        <table:table-row table:style-name="ro1">
          <table:table-cell office:value-type="float" office:value="4.7" calcext:value-type="float">
            <text:p>4.7</text:p>
          </table:table-cell>
          <table:table-cell table:formula="of:=63.5*[.A32]" office:value-type="float" office:value="298.45" calcext:value-type="float">
            <text:p>298.45</text:p>
          </table:table-cell>
          <table:table-cell table:formula="of:=[.B32]/4" office:value-type="float" office:value="74.6125" calcext:value-type="float">
            <text:p>74.6125</text:p>
          </table:table-cell>
          <table:table-cell table:formula="of:=[.C32]*3" office:value-type="float" office:value="223.8375" calcext:value-type="float">
            <text:p>223.8375</text:p>
          </table:table-cell>
          <table:table-cell/>
          <table:table-cell table:formula="of:=90/[.A32]" office:value-type="float" office:value="19.1489361702128" calcext:value-type="float">
            <text:p>19.1489361702128</text:p>
          </table:table-cell>
          <table:table-cell table:number-columns-repeated="6"/>
        </table:table-row>
        <table:table-row table:style-name="ro1">
          <table:table-cell office:value-type="float" office:value="4.8" calcext:value-type="float">
            <text:p>4.8</text:p>
          </table:table-cell>
          <table:table-cell table:formula="of:=63.5*[.A33]" office:value-type="float" office:value="304.8" calcext:value-type="float">
            <text:p>304.8</text:p>
          </table:table-cell>
          <table:table-cell table:formula="of:=[.B33]/4" office:value-type="float" office:value="76.2" calcext:value-type="float">
            <text:p>76.2</text:p>
          </table:table-cell>
          <table:table-cell table:formula="of:=[.C33]*3" office:value-type="float" office:value="228.6" calcext:value-type="float">
            <text:p>228.6</text:p>
          </table:table-cell>
          <table:table-cell/>
          <table:table-cell table:formula="of:=90/[.A33]" office:value-type="float" office:value="18.75" calcext:value-type="float">
            <text:p>18.75</text:p>
          </table:table-cell>
          <table:table-cell table:number-columns-repeated="6"/>
        </table:table-row>
        <table:table-row table:style-name="ro1">
          <table:table-cell office:value-type="float" office:value="4.9" calcext:value-type="float">
            <text:p>4.9</text:p>
          </table:table-cell>
          <table:table-cell table:formula="of:=63.5*[.A34]" office:value-type="float" office:value="311.15" calcext:value-type="float">
            <text:p>311.15</text:p>
          </table:table-cell>
          <table:table-cell table:formula="of:=[.B34]/4" office:value-type="float" office:value="77.7875" calcext:value-type="float">
            <text:p>77.7875</text:p>
          </table:table-cell>
          <table:table-cell table:formula="of:=[.C34]*3" office:value-type="float" office:value="233.3625" calcext:value-type="float">
            <text:p>233.3625</text:p>
          </table:table-cell>
          <table:table-cell/>
          <table:table-cell table:formula="of:=90/[.A34]" office:value-type="float" office:value="18.3673469387755" calcext:value-type="float">
            <text:p>18.367346938775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63.5*[.A35]" office:value-type="float" office:value="317.5" calcext:value-type="float">
            <text:p>317.5</text:p>
          </table:table-cell>
          <table:table-cell table:formula="of:=[.B35]/4" office:value-type="float" office:value="79.375" calcext:value-type="float">
            <text:p>79.375</text:p>
          </table:table-cell>
          <table:table-cell table:formula="of:=[.C35]*3" office:value-type="float" office:value="238.125" calcext:value-type="float">
            <text:p>238.125</text:p>
          </table:table-cell>
          <table:table-cell/>
          <table:table-cell table:formula="of:=90/[.A35]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office:value-type="float" office:value="5.1" calcext:value-type="float">
            <text:p>5.1</text:p>
          </table:table-cell>
          <table:table-cell table:formula="of:=63.5*[.A36]" office:value-type="float" office:value="323.85" calcext:value-type="float">
            <text:p>323.85</text:p>
          </table:table-cell>
          <table:table-cell table:formula="of:=[.B36]/4" office:value-type="float" office:value="80.9625" calcext:value-type="float">
            <text:p>80.9625</text:p>
          </table:table-cell>
          <table:table-cell table:formula="of:=[.C36]*3" office:value-type="float" office:value="242.8875" calcext:value-type="float">
            <text:p>242.8875</text:p>
          </table:table-cell>
          <table:table-cell/>
          <table:table-cell table:formula="of:=90/[.A36]" office:value-type="float" office:value="17.6470588235294" calcext:value-type="float">
            <text:p>17.6470588235294</text:p>
          </table:table-cell>
          <table:table-cell table:number-columns-repeated="6"/>
        </table:table-row>
        <table:table-row table:style-name="ro1">
          <table:table-cell office:value-type="float" office:value="5.2" calcext:value-type="float">
            <text:p>5.2</text:p>
          </table:table-cell>
          <table:table-cell table:formula="of:=63.5*[.A37]" office:value-type="float" office:value="330.2" calcext:value-type="float">
            <text:p>330.2</text:p>
          </table:table-cell>
          <table:table-cell table:formula="of:=[.B37]/4" office:value-type="float" office:value="82.55" calcext:value-type="float">
            <text:p>82.55</text:p>
          </table:table-cell>
          <table:table-cell table:formula="of:=[.C37]*3" office:value-type="float" office:value="247.65" calcext:value-type="float">
            <text:p>247.65</text:p>
          </table:table-cell>
          <table:table-cell/>
          <table:table-cell table:formula="of:=90/[.A37]" office:value-type="float" office:value="17.3076923076923" calcext:value-type="float">
            <text:p>17.3076923076923</text:p>
          </table:table-cell>
          <table:table-cell table:number-columns-repeated="6"/>
        </table:table-row>
        <table:table-row table:style-name="ro1">
          <table:table-cell office:value-type="float" office:value="5.3" calcext:value-type="float">
            <text:p>5.3</text:p>
          </table:table-cell>
          <table:table-cell table:formula="of:=63.5*[.A38]" office:value-type="float" office:value="336.55" calcext:value-type="float">
            <text:p>336.55</text:p>
          </table:table-cell>
          <table:table-cell table:formula="of:=[.B38]/4" office:value-type="float" office:value="84.1375" calcext:value-type="float">
            <text:p>84.1375</text:p>
          </table:table-cell>
          <table:table-cell table:formula="of:=[.C38]*3" office:value-type="float" office:value="252.4125" calcext:value-type="float">
            <text:p>252.4125</text:p>
          </table:table-cell>
          <table:table-cell/>
          <table:table-cell table:formula="of:=90/[.A38]" office:value-type="float" office:value="16.9811320754717" calcext:value-type="float">
            <text:p>16.9811320754717</text:p>
          </table:table-cell>
          <table:table-cell table:number-columns-repeated="6"/>
        </table:table-row>
        <table:table-row table:style-name="ro1">
          <table:table-cell office:value-type="float" office:value="5.4" calcext:value-type="float">
            <text:p>5.4</text:p>
          </table:table-cell>
          <table:table-cell table:formula="of:=63.5*[.A39]" office:value-type="float" office:value="342.9" calcext:value-type="float">
            <text:p>342.9</text:p>
          </table:table-cell>
          <table:table-cell table:formula="of:=[.B39]/4" office:value-type="float" office:value="85.725" calcext:value-type="float">
            <text:p>85.725</text:p>
          </table:table-cell>
          <table:table-cell table:formula="of:=[.C39]*3" office:value-type="float" office:value="257.175" calcext:value-type="float">
            <text:p>257.175</text:p>
          </table:table-cell>
          <table:table-cell/>
          <table:table-cell table:formula="of:=90/[.A39]" office:value-type="float" office:value="16.6666666666667" calcext:value-type="float">
            <text:p>16.6666666666667</text:p>
          </table:table-cell>
          <table:table-cell table:number-columns-repeated="6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And calculate vertical</text:p>
          </table:table-cell>
          <table:table-cell/>
          <table:table-cell office:value-type="string" calcext:value-type="string">
            <text:p>, /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awn</text:p>
          </table:table-cell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 office:value-type="float" office:value="480" calcext:value-type="float">
            <text:p>480</text:p>
          </table:table-cell>
          <table:table-cell/>
          <table:table-cell table:formula="of:=[.D46]/3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tual</text:p>
          </table:table-cell>
          <table:table-cell office:value-type="float" office:value="106" calcext:value-type="float">
            <text:p>106</text:p>
          </table:table-cell>
          <table:table-cell office:value-type="float" office:value="212" calcext:value-type="float">
            <text:p>212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[.D47]/3" office:value-type="float" office:value="141.333333333333" calcext:value-type="float">
            <text:p>141.33333333333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creen draws 240 lines</text:p>
          </table:table-cell>
          <table:table-cell table:number-columns-repeated="3"/>
          <table:table-cell table:style-name="ce4" office:value-type="string" calcext:value-type="string">
            <text:p>“3:4”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Use:</text:p>
          </table:table-cell>
          <table:table-cell table:style-name="ce2" office:value-type="float" office:value="144" calcext:value-type="float">
            <text:p>144</text:p>
          </table:table-cell>
          <table:table-cell table:formula="of:=[.D51]*1.333333" office:value-type="float" office:value="191.999952" calcext:value-type="float">
            <text:p>191.999952</text:p>
          </table:table-cell>
          <table:table-cell/>
          <table:table-cell office:value-type="string" calcext:value-type="string">
            <text:p>Mem (bytes):</text:p>
          </table:table-cell>
          <table:table-cell table:formula="of:=[.E51]*[.D51]" office:value-type="float" office:value="27647.993088" calcext:value-type="float">
            <text:p>27647.993088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“144x192”</text:p>
          </table:table-cell>
          <table:table-cell table:number-columns-repeated="2"/>
          <table:table-cell office:value-type="string" calcext:value-type="string">
            <text:p>Mem (bytes):</text:p>
          </table:table-cell>
          <table:table-cell table:formula="of:=144*192" office:value-type="float" office:value="27648" calcext:value-type="float">
            <text:p>276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21:28:40.175000000</meta:creation-date>
    <dc:date>2020-03-24T23:01:24.657000000</dc:date>
    <meta:editing-duration>PT12S</meta:editing-duration>
    <meta:editing-cycles>1</meta:editing-cycles>
    <meta:document-statistic meta:table-count="1" meta:cell-count="180" meta:object-count="0"/>
    <meta:generator>LibreOffice/5.2.5.1$Windows_x86 LibreOffice_project/0312e1a284a7d50ca85a365c316c7abbf20a4d22</meta:generator>
  </office:meta>
</office:document-meta>
</file>